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font-weight-complex="bold"/>
    </style:style>
    <style:style style:name="P3" style:family="paragraph" style:parent-style-name="Standard">
      <style:text-properties fo:language="en" fo:country="GB" fo:font-style="italic" fo:font-weight="bold" style:font-style-asian="italic" style:font-weight-asian="bold" style:font-style-complex="italic" style:font-weight-complex="bold"/>
    </style:style>
    <style:style style:name="P4" style:family="paragraph" style:parent-style-name="Standard">
      <style:text-properties fo:language="en" fo:country="GB" fo:font-weight="normal" style:font-weight-asian="normal" style:font-weight-complex="normal"/>
    </style:style>
    <style:style style:name="P5" style:family="paragraph" style:parent-style-name="Standard">
      <style:paragraph-properties fo:break-before="page"/>
      <style:text-properties fo:language="en" fo:country="GB" fo:font-weight="bold" style:font-weight-asian="bold" style:font-weight-complex="bold"/>
    </style:style>
    <style:style style:name="P6" style:family="paragraph" style:parent-style-name="Standard">
      <style:text-properties fo:language="en" fo:country="GB"/>
    </style:style>
    <style:style style:name="P7" style:family="paragraph" style:parent-style-name="Standard">
      <style:paragraph-properties>
        <style:tab-stops>
          <style:tab-stop style:position="22.924cm"/>
        </style:tab-stops>
      </style:paragraph-properties>
      <style:text-properties fo:language="en" fo:country="GB"/>
    </style:style>
    <style:style style:name="P8" style:family="paragraph" style:parent-style-name="Standard">
      <style:text-properties fo:language="en" fo:country="GB" fo:font-style="italic" fo:font-weight="bold" style:font-style-asian="italic" style:font-weight-asian="bold" style:font-style-complex="italic" style:font-weight-complex="bold"/>
    </style:style>
    <style:style style:name="P9" style:family="paragraph" style:parent-style-name="Standard">
      <style:text-properties fo:language="en" fo:country="GB" fo:font-style="normal" fo:font-weight="normal" style:font-style-asian="normal" style:font-weight-asian="normal" style:font-style-complex="normal" style:font-weight-complex="normal"/>
    </style:style>
    <style:style style:name="P10" style:family="paragraph" style:parent-style-name="Standard">
      <style:text-properties fo:language="en" fo:country="GB" fo:font-weight="normal" style:font-weight-asian="normal" style:font-weight-complex="normal"/>
    </style:style>
    <style:style style:name="T1" style:family="text">
      <style:text-properties fo:font-style="normal" fo:font-weight="normal"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ganisational Environment</text:p>
      <text:p text:style-name="P1"/>
      <text:p text:style-name="P1">Draig Technology is a small software company located in Bangor north Wales, it was founded in 1999, by Richard Sheppard who is the managing director. <text:s/>Since then it has worked on a variety of different projects ranging from web design, Microsoft Share Point, network management and other bespoke software packages. For the last few years Draig has specialised in being the leading supplier in the UK for Customer Relationship Management (CRM) and Billing solution in the energy sector for small to medium sized companies. Draig is a Microsoft certified business and has been financially stable for over 10 years. </text:p>
      <text:p text:style-name="P1"/>
      <text:p text:style-name="P1">The company is split into two teams. The first is the support team, which provides support for the Draig Billing System (DBS). <text:s/>This consists of triaging client issues, testing new versions of DBS and coordinating with clients when an update or patch is to be applied. The second team is development, which mainly works on DBS, as well as providing support for data clean up and major support issues.</text:p>
      <text:p text:style-name="P1"/>
      <text:p text:style-name="P1">The two teams are physically separate, with the support team and administration staff in a smaller upstairs office, which consists of an office manager, two project managers and the managing director. The development team is located downstairs in a larger office. There are around eight members of the development team including another intern and project manager. Over the span of twelve months which I worked there, a few members of the development team left the company with new members replacing them. This also included contractors, who worked for around four to five weeks.</text:p>
      <text:p text:style-name="P1"/>
      <text:p text:style-name="P1">I was employed in the support team, as technical support. When I started there were three teams, Support, Testing and Development. During that time I worked mainly with testing and support, my main duty was to support. The support team consisted of me and my manager, testing also had the same amount of members. After about seven months the leader of the testing team left the company, and testing and support were merged into a single support team.</text:p>
      <text:p text:style-name="P1"/>
      <text:p text:style-name="P1">[ Diagram of Teams before and after ]</text:p>
      <text:p text:style-name="P1"/>
      <text:p text:style-name="P1">For each of the teams there is a team manager, who reports to the Managing Director. <text:s/>Aside from the two support and development teams there are client project managers which work closely with one or more client to ensure that their respective projects are on track and have been given the resources they require.</text:p>
      <text:p text:style-name="P1"/>
      <text:p text:style-name="P1">I was placed in the support team, which meant I reported to the support team leader, who managed my tasks and made sure targets were met. Although not all of my tasks came from the support team, due to Draig being a small company, many of my tasks would come from the Managing Director and other team leaders. <text:s/>When there was a testing team, the team leader would often request me to assist him with his activities.</text:p>
      <text:p text:style-name="P1"/>
      <text:p text:style-name="P1">During the last few months of my employment, Draig hired another employee to work in the support team. He will be taking over my position when I leave, which meant I was a mentor to him.</text:p>
      <text:p text:style-name="P1"/>
      <text:p text:style-name="P5">Technical and Application Environments</text:p>
      <text:p text:style-name="P1"/>
      <text:p text:style-name="P1">Draig have around three main servers. All the servers are Dell Power edge, with the main server being Intel Dual Core Xeon, 16GB RAM [CONFIRM]. The workstations are split up into two types, development and management. Development machines consists of a Dell XPS, with an Intel Quad Core, 8GB RAM and 1TB HDD. Management machines varied from mid range desktops to laptops, the majority are laptops with 4GB RAM and 500GB-1TB HDD. All machines have dual monitors, of good quality. We were encouraged to store our documentation and scripts on the network drive, which was a Windows network NTFS share, running on the main server. Occasionally this device would run out of space, bringing down the whole issue tracking system. Which from a support and business perspective this is not a good thing. From my experience working at Draig I would separate storage and issue tracking to another physical or virtual machine, so that when the network storage becomes full, the issue tracking service would not fall over. </text:p>
      <text:p text:style-name="P1"/>
      <text:p text:style-name="P1">The servers were located downstairs with the development team. The network between the two offices is part of the building, and is managed by a building wide network. This is also where external WAN access is provided. Networking within the two offices is managed internally. This is accomplished by running DHCP and DNS services on the main server. Physical machines are linked together with Ethernet and a star topology. Each office has a dedicated 24port Switch, with WiFi being supported by a [CONFIRM Device]</text:p>
      <text:p text:style-name="P1"/>
      <text:p text:style-name="P1">Overall I found that the quality of hardware, helps make a positive effect on work productivity. The ability to perform multiple tasks quickly helps keep me focused. When, for example I was working remotely on a clients server, their network was experiencing networking issues, which resulted in a nightmarish time in setting up and configuring their server. Needless to say this was not one of the most productive days I had. </text:p>
      <text:p text:style-name="P1"/>
      <text:p text:style-name="P1">Draig is a Microsoft based company, which means that all of the software and services are Microsoft based. Draig have a main domain server which is used for VPN and user administration. The email service is outsourced to a company called simply mail solutions[1], which provide web and Microsoft Exchange access. All of the workstations are configured to use outlook 2007/12 and the exchange server. Development is done using Visual Studio 2005/12. For code management and client support, e.g. reporting software issues, we use Team Foundation Server (TFS) which is an extension to Visual Studio. TFS provides clients with a web interface to report and track issues, as well as developers with version control. </text:p>
      <text:p text:style-name="P1"/>
      <text:p text:style-name="P1">All of the machines run Windows Server 2008 RC 2 aside from the main server which runs Windows Server 2003, and some of the machines which are used solely for administrative tasks which run Windows XP. For development, due to Microsoft CRM 4.0 and Visual Basic 6 restrictions, we are forced to use virtual machines which contain CRM 4.0 and some DBS subsystems.</text:p>
      <text:p text:style-name="P1"/>
      <text:p text:style-name="P1">Draig use Microsoft Share point[1] as their main form of content storage and sharing. The share point site has sections for each team and even for each client. <text:s/>This is use to store information such as documentation for DBS and project plans for clients. Microsoft Project[1] is used to manage each team, and future client releases. All of the documents are written using Microsoft Office 2012/07.</text:p>
      <text:p text:style-name="P1"/>
      <text:p text:style-name="P1">For time management Draig use an in house system called ETHEL (Escape from time sheet hell). <text:s text:c="2"/>When an employee works on a project they must make sure to record it in ETHEL. </text:p>
      <text:p text:style-name="P1"/>
      <text:p text:style-name="P7">I've found using Microsoft based software a bit strange to get used to, as it tends to do things the long way round. I also find using Microsoft based software provides me with less customizability <text:soft-page-break/>and features than other alternative software. For example, every week we have a report which is complied using data from TFS, the issue tracking system, and a word template. This would then require the data to be manually placed in the Word template. Given some time it would be possible to completely automate this using free open source software such as LaTeX and bash, and the results would be the same. I can see the advantages of using industry standard software as this would be a positive for Draig.</text:p>
      <text:p text:style-name="P1"/>
      <text:p text:style-name="P1">For testing and development we run a virtual machine on the main server. For each client we run a Factory Acceptance Testing (FAT) server. This is where the majority of testing is carried out, before it is deployed to the client's User Acceptance Testing (UAT) server. Then from UAT the system will be deployed to the Live server, after it has passed client testing. </text:p>
      <text:p text:style-name="P1"/>
      <text:p text:style-name="P1">From my experience with this process, I found that problems can happen when taking a back up from Live to UAT/FAT server, due to the way that DBS manages it's configuration, when backing up the database it will also backup the absolute URL of the Live server, so when the back up is restored the UAT/FAT system will attempt to establish communication to the Live server. As you can imagine having a test server communicating with the Live server is not the best situation.</text:p>
      <text:p text:style-name="P1"/>
      <text:p text:style-name="P3">Application Environment</text:p>
      <text:p text:style-name="P3"/>
      <text:p text:style-name="P9">Due to working in the support team, I get to work with all the software and systems in the company.</text:p>
      <text:p text:style-name="P1"><text:span text:style-name="T1">Some of the software which I would use mostly in my day to day work, is related to the issue tracking system, Visual Studio's Team Foundation Server. When an issue is reported I would pick it up from the list and begin my investigation, this would normally involve me loading up Microsoft SQL Server Admin [CONFRIM] and identifying the issue on the Live or FAT server. If this is the first time this issue was reported I would record any steps taken to resolve the issue, and store it on the network share. Once the issue has been resolved, I would update TFS with my actions, and set the issue to close. This would mean that the client would be able to see that it's been resolved. In some cases it might be required to email or phone the client making sure that they know the issue has been resolved.</text:span></text:p>
      <text:p text:style-name="P1"/>
      <text:p text:style-name="P1">[Diagram of data flow]</text:p>
      <text:p text:style-name="P1"/>
      <text:p text:style-name="P1">For issues which require a code change, I would develop the code fix using my local version of DBS. Once a working fix has been made I will get it checked out by one of developers. If it passes the development check the code will be committed to the version control system. I will then deploy it to the FAT server, where it will then be checked by one of the members of the testing team. In some cases this would be me. After it has passed all the testing, the fix may be applied to the live server.</text:p>
      <text:p text:style-name="P1"/>
      <text:p text:style-name="P1">Documentation</text:p>
      <text:p text:style-name="P1">Scripts</text:p>
      <text:p text:style-name="P1"/>
      <text:p text:style-name="P1">Describe the Hardware and Software Environment</text:p>
      <text:p text:style-name="P1">Comment of my experience of this environment</text:p>
      <text:p text:style-name="P1">What computer systems I worked on were doing</text:p>
      <text:p text:style-name="P1">Flow of information with in the company</text:p>
      <text:p text:style-name="P5">What I Did</text:p>
      <text:p text:style-name="P4"/>
      <text:p text:style-name="P4">When I first started working at Draig, I was placed downstairs with the development team. <text:s/>For the first month I was tasked with learning how DBS works and how to use it. <text:s/>This also involved how to set-up and get DBS working on my local machine [VMs]. After I had become familiar with DBS I was tasked with creating some bench testing scripts which would generate a required data set [NOTES]. After the data sets were created, this would off tern take a few days, I would have to perform a billing run, which is where statements are generated for each of the fictional users I created. <text:s/>This is the first official stress testing done on the DBS system and the results were positive, later on in the year this data was sent to one the clients, and they requested the data creation scripts, which I had original created so they could perform the same tests of which I provided support and assistance with. </text:p>
      <text:p text:style-name="P4"/>
      <text:p text:style-name="P4">Also following on from bench testing, I was asked to write a small test harness for stress testing the system, this would generate and destroy a statement for a customer n amount of times. This stress testing tool was designed as part of a larger performance suite, which was being developed by the development team downstairs. <text:s/>Although this application was not used, it provided me with vital information about DBS, and helped further my understanding of the DBS Web Service. [LINK]</text:p>
      <text:p text:style-name="P4"/>
      <text:p text:style-name="P4">The second of the tasks was to research and create an automatic user interface (UI) testing scripts. For this I used Wattin[LINK], which uses Document Object Model (DOM, HTML) and Unit Testing built into Visual Studio. The initial stages where successful but after the loss of the lead testing manager this project was not followed up.</text:p>
      <text:p text:style-name="P4"/>
      <text:p text:style-name="P4">During my time at Draig, I found that many projects, or activities that I undertook were not followed up and that the initial development stage was the farthest the project got to. I understand that this a result of such a small business.</text:p>
      <text:p text:style-name="P4"/>
      <text:p text:style-name="P4">Half way though the bench testing and UI testing projects, I was moved up stairs to the support department. Form here on I was part of the support team's service desk, and reported to the lead support manager. My role in the department was to provide technical support, and assistance with the service desk. As well as my original projects. Working on the service desk meant that I had to reply to emails from clients and assist in managing the phones. This meant that when a client phoned up with an issue, I would have to make sure that it gets logged into our system. If the issue is urgent, I would make sure a developer gets informed and starts working on it. In other cases if the call was not urgent, then they would be placed on the review list, where a member of the support team, would meet with the development team leader and they would assign out the issues to members of the support and development teams.</text:p>
      <text:p text:style-name="P4"/>
      <text:p text:style-name="P4">During the first five months on the service desk I was tasked with identifying support activities, this is an issue which could be solved with little technical information. This meant that when a support activity is identified, I would work with one of the developers to solve the issue. Which would involve shadowing the developer when they are fixing the issue, and making notes so that I would be able to do it again on my own within the support department. Once I was able to fix the issue with out any developer assistance, I would begin working on a automatic script which would be able to identify any other instances and fix any future issues. <text:s/>The script would then be reviewed by one of the developers and then put to use on the service desk.</text:p>
      <text:p text:style-name="P4"/>
      <text:p text:style-name="P4">For the first seven months I was working with the testing department, this would involve testing the latest changes of the software on our FAT server, before it is passed to UAT. During this time I learned some of the key systems of DBS inside out, this was a vital and useful skill because the developers downstairs were not always available for support of the FAT server. This would mean <text:soft-page-break/>than due to a misconfiguration or a bug the FAT server would not work, or provide the correct results. To get around the fact that there was not technical support me and the other testing personal had to learn how to repair the system. From my experience this is good for me as I would learn <text:s/>about the system and processes, but from the testing prospective this was not good, as it does not provide a constant or solid framework to test the system. I would also have to create some of the test data, as the FAT system would use a backup of the Live data, and in some cases the exact data was not found. After the testing manager left, I did less testing, as this was now done by my manager.</text:p>
      <text:p text:style-name="P4"/>
      <text:p text:style-name="P4">Four months into my employment I was assigned a project which was originally maintained by the previous intern. This is an application which will provide administrative actions over DBS without having to have a technical background. This is designed to be sent over email and used by the clients. So some of the key features of the application was that it is to be small and configurable remotely. It will also provide the user with a list of reports which can be run, these reports will list any identifiable issue, which was discovered either by the client or from internal testing. It also provides the user with a potential fix to the issue. The second feature of the admin utility is that it will provide the suer with access to the automatic scripts which I wrote during my time on the server desk. In most cases the admin utility it's self would be able to repair the issues reported.</text:p>
      <text:p text:style-name="P4"/>
      <text:p text:style-name="P4">This application was in use by the service desk, before I left and was about to be released to the clients. After I had completed my twelve month employment, I as asked if I wanted to work on contract to implement a few extra features to the admin utility which is currently in testing.</text:p>
      <text:p text:style-name="P4"/>
      <text:p text:style-name="P4">Another aspect of my work was to deploy the software remotely onto client's servers. This was an area I wished to pursue, and as such I brought it up in on of my reviews. <text:s/>After that I was allowed to <text:s/>shadow deployment and software updates, making notes and performing them on our FAT server and my development virtual machines. <text:s/>This also involved updating or creating documentation regarding server deployments, as much of the documentation was either out of date or incomplete. This meant I gain a lot of experience in working with Windows server and much more so with visual basic 6 and DLL registration, incidentally this is a nightmare. Over the coarse of the time I was there I was given increasingly more responsibilities in the way of deployments. Despite my accidental mistake of editing the Live server's files instead of the UAT server and causing system downtime.</text:p>
      <text:p text:style-name="P4"/>
      <text:p text:style-name="P4">The last two months of my employment at Draig, I was asked to bring a new employee up to speed, to essentially replace me. This was an interesting experience, where I was being shadowed during my day to day work. This also meant explaining how DBS works and what is required of my position.</text:p>
      <text:p text:style-name="P4"/>
      <text:p text:style-name="P4">Bench testing</text:p>
      <text:p text:style-name="P4">Automatic UI testing</text:p>
      <text:p text:style-name="P4"><text:tab/>Stress testing – The API calls one.</text:p>
      <text:p text:style-name="P4">Support Tasks</text:p>
      <text:p text:style-name="P4"><text:tab/>Email/Service Desk</text:p>
      <text:p text:style-name="P4"><text:tab/>Technical </text:p>
      <text:p text:style-name="P4"><text:tab/>Testing Versions</text:p>
      <text:p text:style-name="P4">Admin Utility</text:p>
      <text:p text:style-name="P4">Server deployments</text:p>
      <text:p text:style-name="P4">Training.</text:p>
      <text:p text:style-name="P4"/>
      <text:p text:style-name="P4"/>
      <text:p text:style-name="P4"/>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FreeSans"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9-11T14:26:31</meta:creation-date>
    <dc:date>2012-09-14T00:16:39</dc:date>
    <meta:editing-duration>PT23H57M08S</meta:editing-duration>
    <meta:editing-cycles>115</meta:editing-cycles>
    <meta:generator>OpenOffice.org/3.2$Unix OpenOffice.org_project/320m12$Build-9483</meta:generator>
    <dc:creator>Osaka </dc:creator>
    <meta:document-statistic meta:table-count="0" meta:image-count="0" meta:object-count="0" meta:page-count="6" meta:paragraph-count="53" meta:word-count="2992" meta:character-count="17066"/>
  </office:meta>
</office:document-meta>
</file>